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437cm" table:align="left"/>
    </style:style>
    <style:style style:name="Table1.A" style:family="table-column">
      <style:table-column-properties style:column-width="7.43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538cm" table:align="left"/>
    </style:style>
    <style:style style:name="Table3.A" style:family="table-column">
      <style:table-column-properties style:column-width="1.538cm"/>
    </style:style>
    <style:style style:name="Table3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file-git_toturial-LC1"/>git init # 初始化本地git仓库（创建新仓库）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file-git_toturial-LC2"/>git config --global user.name "xxx" # 配置用户名<text:bookmark text:name="file-git_toturial-LC3"/></text:p>
          </table:table-cell>
        </table:table-row>
        <table:table-row>
          <table:table-cell table:style-name="Table2.A1" office:value-type="string">
            <text:p text:style-name="Table_20_Contents">git config --global user.email "xxx@xxx.com" # 配置邮件<text:bookmark text:name="file-git_toturial-LC4"/></text:p>
          </table:table-cell>
        </table:table-row>
        <table:table-row>
          <table:table-cell table:style-name="Table2.A1" office:value-type="string">
            <text:p text:style-name="Table_20_Contents">git config --global color.ui true # git status等命令自动着色<text:bookmark text:name="file-git_toturial-LC5"/></text:p>
          </table:table-cell>
        </table:table-row>
        <table:table-row>
          <table:table-cell table:style-name="Table2.A1" office:value-type="string">
            <text:p text:style-name="Table_20_Contents">git config --global color.status auto<text:bookmark text:name="file-git_toturial-LC6"/></text:p>
          </table:table-cell>
        </table:table-row>
        <table:table-row>
          <table:table-cell table:style-name="Table2.A1" office:value-type="string">
            <text:p text:style-name="Table_20_Contents">git config --global color.diff auto<text:bookmark text:name="file-git_toturial-LC7"/></text:p>
          </table:table-cell>
        </table:table-row>
        <table:table-row>
          <table:table-cell table:style-name="Table2.A1" office:value-type="string">
            <text:p text:style-name="Table_20_Contents">git config --global color.branch auto<text:bookmark text:name="file-git_toturial-LC8"/></text:p>
          </table:table-cell>
        </table:table-row>
        <table:table-row>
          <table:table-cell table:style-name="Table2.A1" office:value-type="string">
            <text:p text:style-name="Table_20_Contents">git config --global color.interactive auto<text:bookmark text:name="file-git_toturial-LC9"/></text:p>
          </table:table-cell>
        </table:table-row>
        <table:table-row>
          <table:table-cell table:style-name="Table2.A1" office:value-type="string">
            <text:p text:style-name="Table_20_Contents">git config --global --unset http.proxy # remove proxy configuration on git<text:bookmark text:name="file-git_toturial-LC10"/></text:p>
          </table:table-cell>
        </table:table-row>
        <table:table-row>
          <table:table-cell table:style-name="Table2.A1" office:value-type="string">
            <text:p text:style-name="Table_20_Contents">git clone git+ssh://git@192.168.53.168/VT.git # clone远程仓库<text:bookmark text:name="file-git_toturial-LC11"/></text:p>
          </table:table-cell>
        </table:table-row>
        <table:table-row>
          <table:table-cell table:style-name="Table2.A1" office:value-type="string">
            <text:p text:style-name="Table_20_Contents">git status # 查看当前版本状态（是否修改）<text:bookmark text:name="file-git_toturial-LC12"/></text:p>
          </table:table-cell>
        </table:table-row>
        <table:table-row>
          <table:table-cell table:style-name="Table2.A1" office:value-type="string">
            <text:p text:style-name="Table_20_Contents">git add xyz # 添加xyz文件至index<text:bookmark text:name="file-git_toturial-LC13"/></text:p>
          </table:table-cell>
        </table:table-row>
        <table:table-row>
          <table:table-cell table:style-name="Table2.A1" office:value-type="string">
            <text:p text:style-name="Table_20_Contents">git add . # 增加当前子目录下所有更改过的文件至index<text:bookmark text:name="file-git_toturial-LC14"/></text:p>
          </table:table-cell>
        </table:table-row>
        <table:table-row>
          <table:table-cell table:style-name="Table2.A1" office:value-type="string">
            <text:p text:style-name="Table_20_Contents">git commit -m 'xxx' # 提交<text:bookmark text:name="file-git_toturial-LC15"/></text:p>
          </table:table-cell>
        </table:table-row>
        <table:table-row>
          <table:table-cell table:style-name="Table2.A1" office:value-type="string">
            <text:p text:style-name="Table_20_Contents">git commit --amend -m 'xxx' # 合并上一次提交（用于反复修改）<text:bookmark text:name="file-git_toturial-LC16"/></text:p>
          </table:table-cell>
        </table:table-row>
        <table:table-row>
          <table:table-cell table:style-name="Table2.A1" office:value-type="string">
            <text:p text:style-name="Table_20_Contents">git commit -am 'xxx' # 将add和commit合为一步<text:bookmark text:name="file-git_toturial-LC17"/></text:p>
          </table:table-cell>
        </table:table-row>
        <table:table-row>
          <table:table-cell table:style-name="Table2.A1" office:value-type="string">
            <text:p text:style-name="Table_20_Contents">git rm xxx # 删除index中的文件<text:bookmark text:name="file-git_toturial-LC18"/></text:p>
          </table:table-cell>
        </table:table-row>
        <table:table-row>
          <table:table-cell table:style-name="Table2.A1" office:value-type="string">
            <text:p text:style-name="Table_20_Contents">git rm -r * # 递归删除<text:bookmark text:name="file-git_toturial-LC19"/></text:p>
          </table:table-cell>
        </table:table-row>
        <table:table-row>
          <table:table-cell table:style-name="Table2.A1" office:value-type="string">
            <text:p text:style-name="Table_20_Contents">git log # 显示提交日志<text:bookmark text:name="file-git_toturial-LC20"/></text:p>
          </table:table-cell>
        </table:table-row>
        <table:table-row>
          <table:table-cell table:style-name="Table2.A1" office:value-type="string">
            <text:p text:style-name="Table_20_Contents">git log -1 # 显示1行日志 -n为n行<text:bookmark text:name="file-git_toturial-LC21"/></text:p>
          </table:table-cell>
        </table:table-row>
        <table:table-row>
          <table:table-cell table:style-name="Table2.A1" office:value-type="string">
            <text:p text:style-name="Table_20_Contents">git log -5<text:bookmark text:name="file-git_toturial-LC22"/></text:p>
          </table:table-cell>
        </table:table-row>
        <table:table-row>
          <table:table-cell table:style-name="Table2.A1" office:value-type="string">
            <text:p text:style-name="Table_20_Contents">git log --stat # 显示提交日志及相关变动文件<text:bookmark text:name="file-git_toturial-LC23"/></text:p>
          </table:table-cell>
        </table:table-row>
        <table:table-row>
          <table:table-cell table:style-name="Table2.A1" office:value-type="string">
            <text:p text:style-name="Table_20_Contents">git log -p -m<text:bookmark text:name="file-git_toturial-LC24"/></text:p>
          </table:table-cell>
        </table:table-row>
        <table:table-row>
          <table:table-cell table:style-name="Table2.A1" office:value-type="string">
            <text:p text:style-name="Table_20_Contents">git show dfb02e6e4f2f7b573337763e5c0013802e392818 # 显示某个提交的详细内容<text:bookmark text:name="file-git_toturial-LC25"/></text:p>
          </table:table-cell>
        </table:table-row>
        <table:table-row>
          <table:table-cell table:style-name="Table2.A1" office:value-type="string">
            <text:p text:style-name="Table_20_Contents">git show dfb02 # 可只用commitid的前几位<text:bookmark text:name="file-git_toturial-LC26"/></text:p>
          </table:table-cell>
        </table:table-row>
        <table:table-row>
          <table:table-cell table:style-name="Table2.A1" office:value-type="string">
            <text:p text:style-name="Table_20_Contents">git show HEAD # 显示HEAD提交日志<text:bookmark text:name="file-git_toturial-LC27"/></text:p>
          </table:table-cell>
        </table:table-row>
        <table:table-row>
          <table:table-cell table:style-name="Table2.A1" office:value-type="string">
            <text:p text:style-name="Table_20_Contents">git show HEAD^ # 显示HEAD的父（上一个版本）的提交日志 ^^为上两个版本 ^5为上5个版本<text:bookmark text:name="file-git_toturial-LC28"/></text:p>
          </table:table-cell>
        </table:table-row>
        <table:table-row>
          <table:table-cell table:style-name="Table2.A1" office:value-type="string">
            <text:p text:style-name="Table_20_Contents">git tag # 显示已存在的tag<text:bookmark text:name="file-git_toturial-LC29"/></text:p>
          </table:table-cell>
        </table:table-row>
        <table:table-row>
          <table:table-cell table:style-name="Table2.A1" office:value-type="string">
            <text:p text:style-name="Table_20_Contents">git tag -a v2.0 -m 'xxx' # 增加v2.0的tag<text:bookmark text:name="file-git_toturial-LC30"/></text:p>
          </table:table-cell>
        </table:table-row>
        <table:table-row>
          <table:table-cell table:style-name="Table2.A1" office:value-type="string">
            <text:p text:style-name="Table_20_Contents">git show v2.0 # 显示v2.0的日志及详细内容<text:bookmark text:name="file-git_toturial-LC31"/></text:p>
          </table:table-cell>
        </table:table-row>
        <table:table-row>
          <table:table-cell table:style-name="Table2.A1" office:value-type="string">
            <text:p text:style-name="Table_20_Contents">git log v2.0 # 显示v2.0的日志<text:bookmark text:name="file-git_toturial-LC32"/></text:p>
          </table:table-cell>
        </table:table-row>
        <table:table-row>
          <table:table-cell table:style-name="Table2.A1" office:value-type="string">
            <text:p text:style-name="Table_20_Contents">git diff # 显示所有未添加至index的变更<text:bookmark text:name="file-git_toturial-LC33"/></text:p>
          </table:table-cell>
        </table:table-row>
        <table:table-row>
          <table:table-cell table:style-name="Table2.A1" office:value-type="string">
            <text:p text:style-name="Table_20_Contents">git diff --cached # 显示所有已添加index但还未commit的变更<text:bookmark text:name="file-git_toturial-LC34"/></text:p>
          </table:table-cell>
        </table:table-row>
        <table:table-row>
          <table:table-cell table:style-name="Table2.A1" office:value-type="string">
            <text:p text:style-name="Table_20_Contents">git diff HEAD^ # 比较与上一个版本的差异<text:bookmark text:name="file-git_toturial-LC35"/></text:p>
          </table:table-cell>
        </table:table-row>
        <table:table-row>
          <table:table-cell table:style-name="Table2.A1" office:value-type="string">
            <text:p text:style-name="Table_20_Contents">git diff HEAD -- ./lib # 比较与HEAD版本lib目录的差异<text:bookmark text:name="file-git_toturial-LC36"/></text:p>
          </table:table-cell>
        </table:table-row>
        <table:table-row>
          <table:table-cell table:style-name="Table2.A1" office:value-type="string">
            <text:p text:style-name="Table_20_Contents">git diff origin/master..master # 比较远程分支master上有本地分支master上没有的<text:bookmark text:name="file-git_toturial-LC37"/></text:p>
          </table:table-cell>
        </table:table-row>
        <table:table-row>
          <table:table-cell table:style-name="Table2.A1" office:value-type="string">
            <text:p text:style-name="Table_20_Contents">git diff origin/master..master --stat # 只显示差异的文件，不显示具体内容<text:bookmark text:name="file-git_toturial-LC38"/></text:p>
          </table:table-cell>
        </table:table-row>
        <table:table-row>
          <table:table-cell table:style-name="Table2.A1" office:value-type="string">
            <text:p text:style-name="Table_20_Contents">git remote add origin git+ssh://git@192.168.53.168/VT.git # 增加远程定义（用于push/pull/fetch）<text:bookmark text:name="file-git_toturial-LC39"/></text:p>
          </table:table-cell>
        </table:table-row>
        <table:table-row>
          <table:table-cell table:style-name="Table2.A1" office:value-type="string">
            <text:p text:style-name="Table_20_Contents">git branch # 显示本地分支<text:bookmark text:name="file-git_toturial-LC40"/></text:p>
          </table:table-cell>
        </table:table-row>
        <text:soft-page-break/>
        <table:table-row>
          <table:table-cell table:style-name="Table2.A1" office:value-type="string">
            <text:p text:style-name="Table_20_Contents">git branch --contains 50089 # 显示包含提交50089的分支<text:bookmark text:name="file-git_toturial-LC41"/></text:p>
          </table:table-cell>
        </table:table-row>
        <table:table-row>
          <table:table-cell table:style-name="Table2.A1" office:value-type="string">
            <text:p text:style-name="Table_20_Contents">git branch -a # 显示所有分支<text:bookmark text:name="file-git_toturial-LC42"/></text:p>
          </table:table-cell>
        </table:table-row>
        <table:table-row>
          <table:table-cell table:style-name="Table2.A1" office:value-type="string">
            <text:p text:style-name="Table_20_Contents">git branch -r # 显示所有原创分支<text:bookmark text:name="file-git_toturial-LC43"/></text:p>
          </table:table-cell>
        </table:table-row>
        <table:table-row>
          <table:table-cell table:style-name="Table2.A1" office:value-type="string">
            <text:p text:style-name="Table_20_Contents">git branch --merged # 显示所有已合并到当前分支的分支<text:bookmark text:name="file-git_toturial-LC44"/></text:p>
          </table:table-cell>
        </table:table-row>
        <table:table-row>
          <table:table-cell table:style-name="Table2.A1" office:value-type="string">
            <text:p text:style-name="Table_20_Contents">git branch --no-merged # 显示所有未合并到当前分支的分支<text:bookmark text:name="file-git_toturial-LC45"/></text:p>
          </table:table-cell>
        </table:table-row>
        <table:table-row>
          <table:table-cell table:style-name="Table2.A1" office:value-type="string">
            <text:p text:style-name="Table_20_Contents">git branch -m master master_copy # 本地分支改名<text:bookmark text:name="file-git_toturial-LC46"/></text:p>
          </table:table-cell>
        </table:table-row>
        <table:table-row>
          <table:table-cell table:style-name="Table2.A1" office:value-type="string">
            <text:p text:style-name="Table_20_Contents">git checkout -b master_copy # 从当前分支创建新分支master_copy并检出<text:bookmark text:name="file-git_toturial-LC47"/></text:p>
          </table:table-cell>
        </table:table-row>
        <table:table-row>
          <table:table-cell table:style-name="Table2.A1" office:value-type="string">
            <text:p text:style-name="Table_20_Contents">git checkout -b master master_copy # 上面的完整版<text:bookmark text:name="file-git_toturial-LC48"/></text:p>
          </table:table-cell>
        </table:table-row>
        <table:table-row>
          <table:table-cell table:style-name="Table2.A1" office:value-type="string">
            <text:p text:style-name="Table_20_Contents">git checkout features/performance # 检出已存在的features/performance分支<text:bookmark text:name="file-git_toturial-LC49"/></text:p>
          </table:table-cell>
        </table:table-row>
        <table:table-row>
          <table:table-cell table:style-name="Table2.A1" office:value-type="string">
            <text:p text:style-name="Table_20_Contents">git checkout --track hotfixes/BJVEP933 # 检出远程分支hotfixes/BJVEP933并创建本地跟踪分支<text:bookmark text:name="file-git_toturial-LC50"/></text:p>
          </table:table-cell>
        </table:table-row>
        <table:table-row>
          <table:table-cell table:style-name="Table2.A1" office:value-type="string">
            <text:p text:style-name="Table_20_Contents">git checkout v2.0 # 检出版本v2.0<text:bookmark text:name="file-git_toturial-LC51"/></text:p>
          </table:table-cell>
        </table:table-row>
        <table:table-row>
          <table:table-cell table:style-name="Table2.A1" office:value-type="string">
            <text:p text:style-name="Table_20_Contents">git checkout -b devel origin/develop # 从远程分支develop创建新本地分支devel并检出<text:bookmark text:name="file-git_toturial-LC52"/></text:p>
          </table:table-cell>
        </table:table-row>
        <table:table-row>
          <table:table-cell table:style-name="Table2.A1" office:value-type="string">
            <text:p text:style-name="Table_20_Contents">git checkout -- README # 检出head版本的README文件（可用于修改错误回退）<text:bookmark text:name="file-git_toturial-LC53"/></text:p>
          </table:table-cell>
        </table:table-row>
        <table:table-row>
          <table:table-cell table:style-name="Table2.A1" office:value-type="string">
            <text:p text:style-name="Table_20_Contents">git merge origin/master # 合并远程master分支至当前分支<text:bookmark text:name="file-git_toturial-LC54"/></text:p>
          </table:table-cell>
        </table:table-row>
        <table:table-row>
          <table:table-cell table:style-name="Table2.A1" office:value-type="string">
            <text:p text:style-name="Table_20_Contents">git cherry-pick ff44785404a8e # 合并提交ff44785404a8e的修改<text:bookmark text:name="file-git_toturial-LC55"/></text:p>
          </table:table-cell>
        </table:table-row>
        <table:table-row>
          <table:table-cell table:style-name="Table2.A1" office:value-type="string">
            <text:p text:style-name="Table_20_Contents">git push origin master # 将当前分支push到远程master分支<text:bookmark text:name="file-git_toturial-LC56"/></text:p>
          </table:table-cell>
        </table:table-row>
        <table:table-row>
          <table:table-cell table:style-name="Table2.A1" office:value-type="string">
            <text:p text:style-name="Table_20_Contents">git push origin :hotfixes/BJVEP933 # 删除远程仓库的hotfixes/BJVEP933分支<text:bookmark text:name="file-git_toturial-LC57"/></text:p>
          </table:table-cell>
        </table:table-row>
        <table:table-row>
          <table:table-cell table:style-name="Table2.A1" office:value-type="string">
            <text:p text:style-name="Table_20_Contents">git push --tags # 把所有tag推送到远程仓库<text:bookmark text:name="file-git_toturial-LC58"/></text:p>
          </table:table-cell>
        </table:table-row>
        <table:table-row>
          <table:table-cell table:style-name="Table2.A1" office:value-type="string">
            <text:p text:style-name="Table_20_Contents">git fetch # 获取所有远程分支（不更新本地分支，另需merge）<text:bookmark text:name="file-git_toturial-LC59"/></text:p>
          </table:table-cell>
        </table:table-row>
        <table:table-row>
          <table:table-cell table:style-name="Table2.A1" office:value-type="string">
            <text:p text:style-name="Table_20_Contents">git fetch --prune # 获取所有原创分支并清除服务器上已删掉的分支<text:bookmark text:name="file-git_toturial-LC60"/></text:p>
          </table:table-cell>
        </table:table-row>
        <table:table-row>
          <table:table-cell table:style-name="Table2.A1" office:value-type="string">
            <text:p text:style-name="Table_20_Contents">git pull origin master # 获取远程分支master并merge到当前分支<text:bookmark text:name="file-git_toturial-LC61"/></text:p>
          </table:table-cell>
        </table:table-row>
        <table:table-row>
          <table:table-cell table:style-name="Table2.A1" office:value-type="string">
            <text:p text:style-name="Table_20_Contents">git mv README README2 # 重命名文件README为README2<text:bookmark text:name="file-git_toturial-LC62"/></text:p>
          </table:table-cell>
        </table:table-row>
        <table:table-row>
          <table:table-cell table:style-name="Table2.A1" office:value-type="string">
            <text:p text:style-name="Table_20_Contents">git reset --hard HEAD # 将当前版本重置为HEAD（通常用于merge失败回退）<text:bookmark text:name="file-git_toturial-LC63"/></text:p>
          </table:table-cell>
        </table:table-row>
        <table:table-row>
          <table:table-cell table:style-name="Table2.A1" office:value-type="string">
            <text:p text:style-name="Table_20_Contents">git rebase<text:bookmark text:name="file-git_toturial-LC64"/></text:p>
          </table:table-cell>
        </table:table-row>
        <table:table-row>
          <table:table-cell table:style-name="Table2.A1" office:value-type="string">
            <text:p text:style-name="Table_20_Contents">git branch -d hotfixes/BJVEP933 # 删除分支hotfixes/BJVEP933（本分支修改已合并到其他分支）<text:bookmark text:name="file-git_toturial-LC65"/></text:p>
          </table:table-cell>
        </table:table-row>
        <table:table-row>
          <table:table-cell table:style-name="Table2.A1" office:value-type="string">
            <text:p text:style-name="Table_20_Contents">git branch -D hotfixes/BJVEP933 # 强制删除分支hotfixes/BJVEP933<text:bookmark text:name="file-git_toturial-LC66"/></text:p>
          </table:table-cell>
        </table:table-row>
        <table:table-row>
          <table:table-cell table:style-name="Table2.A1" office:value-type="string">
            <text:p text:style-name="Table_20_Contents">git ls-files # 列出git index包含的文件<text:bookmark text:name="file-git_toturial-LC67"/></text:p>
          </table:table-cell>
        </table:table-row>
        <table:table-row>
          <table:table-cell table:style-name="Table2.A1" office:value-type="string">
            <text:p text:style-name="Table_20_Contents">git show-branch # 图示当前分支历史<text:bookmark text:name="file-git_toturial-LC68"/></text:p>
          </table:table-cell>
        </table:table-row>
        <table:table-row>
          <table:table-cell table:style-name="Table2.A1" office:value-type="string">
            <text:p text:style-name="Table_20_Contents">git show-branch --all # 图示所有分支历史<text:bookmark text:name="file-git_toturial-LC69"/></text:p>
          </table:table-cell>
        </table:table-row>
        <table:table-row>
          <table:table-cell table:style-name="Table2.A1" office:value-type="string">
            <text:p text:style-name="Table_20_Contents">git whatchanged # 显示提交历史对应的文件修改<text:bookmark text:name="file-git_toturial-LC70"/></text:p>
          </table:table-cell>
        </table:table-row>
        <table:table-row>
          <table:table-cell table:style-name="Table2.A1" office:value-type="string">
            <text:p text:style-name="Table_20_Contents">git revert dfb02e6e4f2f7b573337763e5c0013802e392818 # 撤销提交dfb02e6e4f2f7b573337763e5c0013802e392818<text:bookmark text:name="file-git_toturial-LC71"/></text:p>
          </table:table-cell>
        </table:table-row>
        <table:table-row>
          <table:table-cell table:style-name="Table2.A1" office:value-type="string">
            <text:p text:style-name="Table_20_Contents">git ls-tree HEAD # 内部命令：显示某个git对象<text:bookmark text:name="file-git_toturial-LC72"/></text:p>
          </table:table-cell>
        </table:table-row>
        <table:table-row>
          <table:table-cell table:style-name="Table2.A1" office:value-type="string">
            <text:p text:style-name="Table_20_Contents">git rev-parse v2.0 # 内部命令：显示某个ref对于的SHA1 HASH<text:bookmark text:name="file-git_toturial-LC73"/></text:p>
          </table:table-cell>
        </table:table-row>
        <table:table-row>
          <table:table-cell table:style-name="Table2.A1" office:value-type="string">
            <text:p text:style-name="Table_20_Contents">git reflog # 显示所有提交，包括孤立节点<text:bookmark text:name="file-git_toturial-LC74"/></text:p>
          </table:table-cell>
        </table:table-row>
        <table:table-row>
          <table:table-cell table:style-name="Table2.A1" office:value-type="string">
            <text:p text:style-name="Table_20_Contents">git show HEAD@{5}<text:bookmark text:name="file-git_toturial-LC75"/></text:p>
          </table:table-cell>
        </table:table-row>
        <table:table-row>
          <table:table-cell table:style-name="Table2.A1" office:value-type="string">
            <text:p text:style-name="Table_20_Contents">git show master@{yesterday} # 显示master分支昨天的状态<text:bookmark text:name="file-git_toturial-LC76"/></text:p>
          </table:table-cell>
        </table:table-row>
        <table:table-row>
          <table:table-cell table:style-name="Table2.A1" office:value-type="string">
            <text:p text:style-name="Table_20_Contents">git log --pretty=format:'%h %s' --graph # 图示提交日志<text:bookmark text:name="file-git_toturial-LC77"/></text:p>
          </table:table-cell>
        </table:table-row>
        <table:table-row>
          <table:table-cell table:style-name="Table2.A1" office:value-type="string">
            <text:p text:style-name="Table_20_Contents">git show HEAD~3<text:bookmark text:name="file-git_toturial-LC78"/></text:p>
          </table:table-cell>
        </table:table-row>
        <table:table-row>
          <table:table-cell table:style-name="Table2.A1" office:value-type="string">
            <text:p text:style-name="Table_20_Contents">git show -s --pretty=raw 2be7fcb476<text:bookmark text:name="file-git_toturial-LC79"/></text:p>
          </table:table-cell>
        </table:table-row>
        <text:soft-page-break/>
        <table:table-row>
          <table:table-cell table:style-name="Table2.A1" office:value-type="string">
            <text:p text:style-name="Table_20_Contents">git stash # 暂存当前修改，将所有至为HEAD状态<text:bookmark text:name="file-git_toturial-LC80"/></text:p>
          </table:table-cell>
        </table:table-row>
        <table:table-row>
          <table:table-cell table:style-name="Table2.A1" office:value-type="string">
            <text:p text:style-name="Table_20_Contents">git stash list # 查看所有暂存<text:bookmark text:name="file-git_toturial-LC81"/></text:p>
          </table:table-cell>
        </table:table-row>
        <table:table-row>
          <table:table-cell table:style-name="Table2.A1" office:value-type="string">
            <text:p text:style-name="Table_20_Contents">git stash show -p stash@{0} # 参考第一次暂存<text:bookmark text:name="file-git_toturial-LC82"/></text:p>
          </table:table-cell>
        </table:table-row>
        <table:table-row>
          <table:table-cell table:style-name="Table2.A1" office:value-type="string">
            <text:p text:style-name="Table_20_Contents">git stash apply stash@{0} # 应用第一次暂存<text:bookmark text:name="file-git_toturial-LC83"/></text:p>
          </table:table-cell>
        </table:table-row>
        <table:table-row>
          <table:table-cell table:style-name="Table2.A1" office:value-type="string">
            <text:p text:style-name="Table_20_Contents">git grep "delete from" # 文件中搜索文本“delete from”<text:bookmark text:name="file-git_toturial-LC84"/></text:p>
          </table:table-cell>
        </table:table-row>
        <table:table-row>
          <table:table-cell table:style-name="Table2.A1" office:value-type="string">
            <text:p text:style-name="Table_20_Contents">git grep -e '#define' --and -e SORT_DIRENT<text:bookmark text:name="file-git_toturial-LC85"/></text:p>
          </table:table-cell>
        </table:table-row>
        <table:table-row>
          <table:table-cell table:style-name="Table2.A1" office:value-type="string">
            <text:p text:style-name="Table_20_Contents">git gc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file-git_toturial-LC86"/>git fsc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0:20:39.825787646</meta:creation-date>
    <dc:date>2016-04-16T10:21:17.499320357</dc:date>
    <meta:editing-duration>P0D</meta:editing-duration>
    <meta:editing-cycles>1</meta:editing-cycles>
    <meta:document-statistic meta:table-count="3" meta:image-count="0" meta:object-count="0" meta:page-count="3" meta:paragraph-count="86" meta:word-count="1188" meta:character-count="3324" meta:non-whitespace-character-count="2951"/>
    <meta:generator>LibreOffice/4.2.8.2$Linux_X86_64 LibreOffice_project/420m0$Build-2</meta:generator>
  </office:meta>
</office:document-meta>
</file>